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pitch="variable"/>
    <style:font-face style:name="Calibri" svg:font-family="Calibri" style:font-family-generic="swiss"/>
    <style:font-face style:name="Calibri1" svg:font-family="Calibri"/>
    <style:font-face style:name="Liberation Sans" svg:font-family="'Liberation Sans'" style:font-family-generic="swiss" style:font-pitch="variable"/>
    <style:font-face style:name="Liberation Sans1" svg:font-family="'Liberation Sans1'"/>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8cm"/>
    </style:style>
    <style:style style:name="co2" style:family="table-column">
      <style:table-column-properties fo:break-before="auto" style:column-width="8.996cm"/>
    </style:style>
    <style:style style:name="co3" style:family="table-column">
      <style:table-column-properties fo:break-before="auto" style:column-width="8.017cm"/>
    </style:style>
    <style:style style:name="co4" style:family="table-column">
      <style:table-column-properties fo:break-before="auto" style:column-width="3.016cm"/>
    </style:style>
    <style:style style:name="co5" style:family="table-column">
      <style:table-column-properties fo:break-before="auto" style:column-width="1.535cm"/>
    </style:style>
    <style:style style:name="co6" style:family="table-column">
      <style:table-column-properties fo:break-before="auto" style:column-width="1.905cm"/>
    </style:style>
    <style:style style:name="co7" style:family="table-column">
      <style:table-column-properties fo:break-before="auto" style:column-width="2.328cm"/>
    </style:style>
    <style:style style:name="ro1" style:family="table-row">
      <style:table-row-properties style:row-height="0.503cm" fo:break-before="auto" style:use-optimal-row-height="true"/>
    </style:style>
    <style:style style:name="ro2" style:family="table-row">
      <style:table-row-properties style:row-height="0.658cm" fo:break-before="auto" style:use-optimal-row-height="true"/>
    </style:style>
    <style:style style:name="ro3" style:family="table-row">
      <style:table-row-properties style:row-height="3.184cm" fo:break-before="auto" style:use-optimal-row-height="true"/>
    </style:style>
    <style:style style:name="ro4" style:family="table-row">
      <style:table-row-properties style:row-height="2.738cm" fo:break-before="auto" style:use-optimal-row-height="true"/>
    </style:style>
    <style:style style:name="ro5" style:family="table-row">
      <style:table-row-properties style:row-height="1.842cm" fo:break-before="auto" style:use-optimal-row-height="true"/>
    </style:style>
    <style:style style:name="ro6" style:family="table-row">
      <style:table-row-properties style:row-height="2.29cm" fo:break-before="auto" style:use-optimal-row-height="true"/>
    </style:style>
    <style:style style:name="ro7" style:family="table-row">
      <style:table-row-properties style:row-height="1.395cm" fo:break-before="auto" style:use-optimal-row-height="true"/>
    </style:style>
    <style:style style:name="ro8" style:family="table-row">
      <style:table-row-properties style:row-height="0.487cm" fo:break-before="auto" style:use-optimal-row-height="true"/>
    </style:style>
    <style:style style:name="ro9" style:family="table-row">
      <style:table-row-properties style:row-height="0.49cm" fo:break-before="auto" style:use-optimal-row-height="true"/>
    </style:style>
    <style:style style:name="ta1" style:family="table" style:master-page-name="mp1">
      <style:table-properties table:display="true" style:writing-mode="lr-tb"/>
    </style:style>
    <style:style style:name="ce14"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weight="bold" style:font-weight-asian="bold" style:font-weight-complex="bold"/>
    </style:style>
    <style:style style:name="ce6" style:family="table-cell" style:parent-style-name="Default" style:data-style-name="N0"/>
    <style:style style:name="ce2" style:family="table-cell" style:parent-style-name="Default" style:data-style-name="N0">
      <style:table-cell-properties style:text-align-source="fix" style:repeat-content="false" fo:border="0.06pt solid #000000" style:vertical-align="automatic"/>
      <style:paragraph-properties fo:text-align="center"/>
      <style:text-properties fo:font-size="12pt" fo:font-weight="bold" style:font-size-asian="12pt" style:font-weight-asian="bold" style:font-size-complex="12pt" style:font-weight-complex="bold"/>
    </style:style>
    <style:style style:name="ce16" style:family="table-cell" style:parent-style-name="Default" style:data-style-name="N0">
      <style:table-cell-properties style:text-align-source="fix" style:repeat-content="false" fo:wrap-option="wrap" fo:border="0.06pt solid #000000" style:vertical-align="top"/>
      <style:paragraph-properties fo:text-align="start" fo:margin-left="0cm"/>
    </style:style>
    <style:style style:name="ce4" style:family="table-cell" style:parent-style-name="Default" style:data-style-name="N0">
      <style:table-cell-properties fo:wrap-option="wrap" fo:border="0.06pt solid #000000" style:vertical-align="top"/>
    </style:style>
    <style:style style:name="ce9" style:family="table-cell" style:parent-style-name="Default" style:data-style-name="N0">
      <style:table-cell-properties fo:border="0.06pt solid #000000"/>
    </style:style>
    <style:style style:name="ce22" style:family="table-cell" style:parent-style-name="Default" style:data-style-name="N0">
      <style:table-cell-properties fo:background-color="transparent" fo:wrap-option="wrap" fo:border="0.06pt solid #000000" style:vertical-align="middle"/>
      <style:text-properties style:font-name="Arial" fo:font-size="12pt" style:font-name-asian="Segoe UI" style:font-size-asian="12pt" style:font-name-complex="Tahoma" style:font-size-complex="12pt"/>
    </style:style>
    <style:style style:name="ce23" style:family="table-cell" style:parent-style-name="Default">
      <style:table-cell-properties fo:wrap-option="wrap" fo:border="0.06pt solid #000000" style:vertical-align="top"/>
      <style:text-properties style:font-name="Arial" style:font-name-asian="Microsoft YaHei" style:font-name-complex="Calibri"/>
    </style:style>
    <style:style style:name="ce24" style:family="table-cell" style:parent-style-name="Default" style:data-style-name="N0">
      <style:table-cell-properties fo:wrap-option="wrap" fo:border="0.06pt solid #000000" style:vertical-align="top"/>
      <style:text-properties style:font-name="Arial" style:font-name-asian="Microsoft YaHei" style:font-name-complex="Calibri"/>
    </style:style>
    <style:style style:name="ce25" style:family="table-cell" style:parent-style-name="Default" style:data-style-name="N0">
      <style:table-cell-properties fo:wrap-option="wrap" fo:border="0.06pt solid #000000" style:vertical-align="automatic"/>
      <style:text-properties style:font-name="Arial" style:font-name-asian="Microsoft YaHei" style:font-name-complex="Calibri"/>
    </style:style>
    <style:style style:name="ce26" style:family="table-cell" style:parent-style-name="Default" style:data-style-name="N0">
      <style:table-cell-properties fo:border="0.06pt solid #000000"/>
      <style:text-properties style:font-name="Arial" style:font-name-asian="Microsoft YaHei" style:font-name-complex="Calibri"/>
    </style:style>
    <style:style style:name="ce8" style:family="table-cell" style:parent-style-name="Default" style:data-style-name="N0">
      <style:table-cell-properties fo:wrap-option="wrap" fo:border="0.06pt solid #000000" style:vertical-align="automatic"/>
    </style:style>
    <style:style style:name="ce28" style:family="table-cell" style:parent-style-name="Default" style:data-style-name="N0">
      <style:table-cell-properties style:text-align-source="fix" style:repeat-content="false" fo:wrap-option="wrap" fo:border="0.06pt solid #000000" style:vertical-align="automatic"/>
      <style:paragraph-properties fo:text-align="start" fo:margin-left="0cm"/>
      <style:text-properties style:font-name="Arial" style:font-name-asian="Microsoft YaHei" style:font-name-complex="Calibri"/>
    </style:style>
    <style:style style:name="ce3" style:family="table-cell" style:parent-style-name="Default" style:data-style-name="N0">
      <style:table-cell-properties fo:background-color="#e2efda" style:text-align-source="fix" style:repeat-content="false" fo:border="0.06pt solid #000000" style:vertical-align="automatic"/>
      <style:paragraph-properties fo:text-align="center"/>
      <style:text-properties fo:font-size="12pt" fo:font-weight="bold" style:font-size-asian="12pt" style:font-weight-asian="bold" style:font-size-complex="12pt" style:font-weight-complex="bold"/>
    </style:style>
    <style:style style:name="ce30" style:family="table-cell" style:parent-style-name="Default" style:data-style-name="N0">
      <style:table-cell-properties fo:background-color="#e2efda" fo:wrap-option="wrap" fo:border="0.06pt solid #000000" style:vertical-align="top"/>
      <style:text-properties style:font-name="Arial" style:font-name-asian="Microsoft YaHei" style:font-name-complex="Calibri"/>
    </style:style>
    <style:style style:name="ce5" style:family="table-cell" style:parent-style-name="Default" style:data-style-name="N0">
      <style:table-cell-properties fo:background-color="#e2efda" fo:wrap-option="wrap" fo:border="0.06pt solid #000000" style:vertical-align="top"/>
    </style:style>
    <style:style style:name="ce11" style:family="table-cell" style:parent-style-name="Default" style:data-style-name="N0">
      <style:table-cell-properties fo:background-color="#e2efda"/>
    </style:style>
    <style:style style:name="ce33"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size="12pt" fo:font-weight="bold" style:font-size-asian="12pt" style:font-weight-asian="bold" style:font-size-complex="12pt" style:font-weight-complex="bold"/>
      <style:map style:condition="cell-content()=&quot;Non saisie&quot;" style:apply-style-name="cf7" style:base-cell-address="Test_fonctionnel.A1"/>
      <style:map style:condition="cell-content()=&quot;Non conforme&quot;" style:apply-style-name="cf6" style:base-cell-address="Test_fonctionnel.A1"/>
      <style:map style:condition="cell-content()=&quot;Conforme&quot;" style:apply-style-name="cf5" style:base-cell-address="Test_fonctionnel.A1"/>
      <style:map style:condition="cell-content()=0" style:apply-style-name="cf11" style:base-cell-address="Test_fonctionnel.A1"/>
    </style:style>
    <style:style style:name="ce34" style:family="table-cell" style:parent-style-name="Default" style:data-style-name="N0">
      <style:table-cell-properties fo:border-bottom="0.06pt solid #000000" style:text-align-source="fix" style:repeat-content="false" fo:background-color="transparent" fo:wrap-option="wrap" fo:border-left="0.06pt solid #000000" fo:border-right="none" fo:border-top="0.06pt solid #000000" style:vertical-align="top"/>
      <style:paragraph-properties fo:text-align="center"/>
      <style:map style:condition="cell-content()=&quot;Non saisie&quot;" style:apply-style-name="cf7" style:base-cell-address="Test_fonctionnel.A1"/>
      <style:map style:condition="cell-content()=&quot;Non conforme&quot;" style:apply-style-name="cf6" style:base-cell-address="Test_fonctionnel.A1"/>
      <style:map style:condition="cell-content()=&quot;Conforme&quot;" style:apply-style-name="cf5" style:base-cell-address="Test_fonctionnel.A1"/>
      <style:map style:condition="cell-content()=0" style:apply-style-name="cf11" style:base-cell-address="Test_fonctionnel.A1"/>
    </style:style>
    <style:style style:name="ce35" style:family="table-cell" style:parent-style-name="Default" style:data-style-name="N0">
      <style:table-cell-properties style:text-align-source="fix" style:repeat-content="false" fo:background-color="transparent" style:vertical-align="automatic"/>
      <style:paragraph-properties fo:text-align="center"/>
      <style:map style:condition="cell-content()=&quot;Non saisie&quot;" style:apply-style-name="cf7" style:base-cell-address="Test_fonctionnel.A1"/>
      <style:map style:condition="cell-content()=&quot;Non conforme&quot;" style:apply-style-name="cf6" style:base-cell-address="Test_fonctionnel.A1"/>
      <style:map style:condition="cell-content()=&quot;Conforme&quot;" style:apply-style-name="cf5" style:base-cell-address="Test_fonctionnel.A1"/>
      <style:map style:condition="cell-content()=0" style:apply-style-name="cf11" style:base-cell-address="Test_fonctionnel.A1"/>
    </style:style>
    <style:style style:name="ce36" style:family="table-cell" style:parent-style-name="Default">
      <style:map style:condition="cell-content()=&quot;Non saisie&quot;" style:apply-style-name="cf7" style:base-cell-address="Test_fonctionnel.A1"/>
      <style:map style:condition="cell-content()=&quot;Non conforme&quot;" style:apply-style-name="cf6" style:base-cell-address="Test_fonctionnel.A1"/>
      <style:map style:condition="cell-content()=&quot;Conforme&quot;" style:apply-style-name="cf5" style:base-cell-address="Test_fonctionnel.A1"/>
      <style:map style:condition="cell-content()=0" style:apply-style-name="cf11" style:base-cell-address="Test_fonctionnel.A1"/>
    </style:style>
    <style:style style:name="ce7" style:family="table-cell" style:parent-style-name="Default" style:data-style-name="N0">
      <style:table-cell-properties fo:border-bottom="0.06pt solid #000000" style:text-align-source="fix" style:repeat-content="false" fo:wrap-option="wrap" fo:border-left="none" fo:border-right="0.06pt solid #000000" fo:border-top="0.06pt solid #000000" style:vertical-align="top"/>
      <style:paragraph-properties fo:text-align="center"/>
    </style:style>
    <style:style style:name="ce13" style:family="table-cell" style:parent-style-name="Default" style:data-style-name="N0">
      <style:table-cell-properties style:text-align-source="fix" style:repeat-content="false" style:vertical-align="automatic"/>
      <style:paragraph-properties fo:text-align="center"/>
    </style:style>
    <style:style style:name="T1" style:family="text">
      <style:text-properties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fo:font-size="11pt" style:font-size-asian="11pt" style:font-size-complex="11pt"/>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est_fonctionnel" table:style-name="ta1">
        <table:table-column table:style-name="co1" table:default-cell-style-name="ce6"/>
        <table:table-column table:style-name="co2" table:default-cell-style-name="ce6"/>
        <table:table-column table:style-name="co3" table:number-columns-repeated="2" table:default-cell-style-name="ce6"/>
        <table:table-column table:style-name="co4" table:default-cell-style-name="ce6"/>
        <table:table-column table:style-name="co5" table:default-cell-style-name="ce6"/>
        <table:table-column table:style-name="co6" table:number-columns-repeated="1018"/>
        <table:table-column table:style-name="co7" table:number-columns-repeated="15360"/>
        <table:table-row table:style-name="ro1">
          <table:table-cell table:style-name="ce14" office:value-type="string" calcext:value-type="string" table:number-columns-spanned="1" table:number-rows-spanned="3">
            <text:p>Description du jeu de test</text:p>
          </table:table-cell>
          <table:table-cell table:style-name="ce22" office:value-type="string" calcext:value-type="string" table:number-columns-spanned="5" table:number-rows-spanned="3">
            <text:p>Test de l’USR : Etablir des statistiques des visites de son secteur </text:p>
          </table:table-cell>
          <table:covered-table-cell table:number-columns-repeated="4"/>
          <table:table-cell table:style-name="ce6" table:number-columns-repeated="16378"/>
        </table:table-row>
        <table:table-row table:style-name="ro1">
          <table:covered-table-cell table:number-columns-repeated="6"/>
          <table:table-cell table:style-name="ce6" table:number-columns-repeated="16378"/>
        </table:table-row>
        <table:table-row table:style-name="ro1">
          <table:covered-table-cell table:number-columns-repeated="6"/>
          <table:table-cell table:style-name="ce6" table:number-columns-repeated="16378"/>
        </table:table-row>
        <table:table-row table:style-name="ro2">
          <table:table-cell table:style-name="ce2" office:value-type="string" calcext:value-type="string">
            <text:p>Étapes du cas testées</text:p>
          </table:table-cell>
          <table:table-cell table:style-name="ce2" office:value-type="string" calcext:value-type="string">
            <text:p>Description du test effectué</text:p>
          </table:table-cell>
          <table:table-cell table:style-name="ce2" office:value-type="string" calcext:value-type="string">
            <text:p>Résultat attendu</text:p>
          </table:table-cell>
          <table:table-cell table:style-name="ce3" office:value-type="string" calcext:value-type="string">
            <text:p>Résultat obtenu</text:p>
          </table:table-cell>
          <table:table-cell table:style-name="ce33" office:value-type="string" calcext:value-type="string" table:number-columns-spanned="2" table:number-rows-spanned="1">
            <text:p>Conformité</text:p>
          </table:table-cell>
          <table:covered-table-cell/>
          <table:table-cell table:style-name="ce6" table:number-columns-repeated="16378"/>
        </table:table-row>
        <table:table-row table:style-name="ro3">
          <table:table-cell table:style-name="ce16" office:value-type="float" office:value="1" calcext:value-type="float">
            <text:p>1</text:p>
          </table:table-cell>
          <table:table-cell table:style-name="ce23" office:value-type="string" calcext:value-type="string">
            <text:p><text:span text:style-name="T1">Le responsable de secteur demande à établir des statistiques sur les rapports de visite.</text:span></text:p>
            <text:p><text:span text:style-name="T1">Cliquer sur "Rapports" puis "Statistiques" dans le menu déroulant.</text:span></text:p>
            <text:p><text:span text:style-name="T1"/></text:p>
            <text:p><text:span text:style-name="T1">Compte Responsable Secteur (login : loidid, mdp : LoiDid!)</text:span></text:p>
          </table:table-cell>
          <table:table-cell table:style-name="ce24" office:value-type="string" calcext:value-type="string">
            <text:p>Le système affiche un formulaire invitant à sélectionner une fourchette de dates et éventuellement un nom de médicament dans une liste déroulante.</text:p>
          </table:table-cell>
          <table:table-cell table:style-name="ce30" office:value-type="string" calcext:value-type="string">
            <text:p><text:span text:style-name="T2">Page "Statistiques des visites du secteur Paris Centre" affichée avec :</text:span></text:p>
            <text:p><text:span text:style-name="T2">• Champ "Date de début" (obligatoire)</text:span></text:p>
            <text:p><text:span text:style-name="T2">• Champ "Date de fin" (obligatoire)</text:span></text:p>
            <text:p><text:span text:style-name="T2">• Liste déroulante "Médicament" (optionnel)</text:span></text:p>
            <text:p><text:span text:style-name="T2">• Bouton de validation</text:span></text:p>
          </table:table-cell>
          <table:table-cell table:style-name="ce34" office:value-type="string" calcext:value-type="string">
            <text:p>ok</text:p>
          </table:table-cell>
          <table:table-cell table:style-name="ce7"/>
          <table:table-cell table:style-name="ce6" table:number-columns-repeated="16378"/>
        </table:table-row>
        <table:table-row table:style-name="ro4">
          <table:table-cell office:value-type="string" calcext:value-type="string">
            <text:p>2, 3</text:p>
          </table:table-cell>
          <table:table-cell table:style-name="ce24" office:value-type="string" calcext:value-type="string">
            <text:p><text:span text:style-name="T1">Le responsable saisit une date début et une date fin puis valide.</text:span></text:p>
            <text:p><text:span text:style-name="T1"/></text:p>
            <text:p><text:span text:style-name="T1">Date début : 01/01/2000</text:span></text:p>
            <text:p><text:span text:style-name="T1">Date fin : 01/01/2026</text:span></text:p>
            <text:p><text:span text:style-name="T1">Médicament : (tous)</text:span></text:p>
          </table:table-cell>
          <table:table-cell table:style-name="ce24" office:value-type="string" calcext:value-type="string">
            <text:p>Le système affiche pour chaque médicament le nombre de fois où il a été offert aux praticiens.</text:p>
          </table:table-cell>
          <table:table-cell table:style-name="ce30" office:value-type="string" calcext:value-type="string">
            <text:p>Le système affiche le message "Aucun médicament n'a été offert lors des visites de votre secteur pour cette période." (normal car le secteur Paris Centre ne contient pas de données de visite dans la base).</text:p>
          </table:table-cell>
          <table:table-cell table:style-name="ce34" office:value-type="string" calcext:value-type="string">
            <text:p>ok</text:p>
          </table:table-cell>
          <table:table-cell table:style-name="ce7"/>
          <table:table-cell table:style-name="ce6" table:number-columns-repeated="16378"/>
        </table:table-row>
        <table:table-row table:style-name="ro5">
          <table:table-cell table:style-name="ce4" office:value-type="string" calcext:value-type="string">
            <text:p>3-a</text:p>
          </table:table-cell>
          <table:table-cell table:style-name="ce25" office:value-type="string" calcext:value-type="string">
            <text:p><text:span text:style-name="T1">Le responsable saisit une fourchette de dates sans résultat.</text:span></text:p>
            <text:p><text:span text:style-name="T1"/></text:p>
            <text:p><text:span text:style-name="T1">(Mettre une date supérieure à 2030)</text:span></text:p>
          </table:table-cell>
          <table:table-cell table:style-name="ce25" office:value-type="string" calcext:value-type="string">
            <text:p>Le système affiche un message indiquant qu'aucune statistique n'est disponible pour cette période.</text:p>
          </table:table-cell>
          <table:table-cell table:style-name="ce30" office:value-type="string" calcext:value-type="string">
            <text:p>Même résultat : aucune donnée pour ce secteur. Le filtre médicament fonctionne correctement.</text:p>
          </table:table-cell>
          <table:table-cell table:style-name="ce34" office:value-type="string" calcext:value-type="string">
            <text:p>ok</text:p>
          </table:table-cell>
          <table:table-cell table:style-name="ce7"/>
          <table:table-cell table:style-name="ce6" table:number-columns-repeated="16378"/>
        </table:table-row>
        <table:table-row table:style-name="ro6">
          <table:table-cell table:style-name="ce4" office:value-type="string" calcext:value-type="string">
            <text:p>3-b</text:p>
          </table:table-cell>
          <table:table-cell table:style-name="ce24" office:value-type="string" calcext:value-type="string">
            <text:p><text:span text:style-name="T1">Le responsable sélectionne un médicament spécifique dans la liste déroulante puis valide.</text:span></text:p>
            <text:p><text:span text:style-name="T1"/></text:p>
            <text:p><text:span text:style-name="T1">Sélectionner "AMOXAR" et dates 01/01/2000 à 01/01/2026.</text:span></text:p>
          </table:table-cell>
          <table:table-cell table:style-name="ce24" office:value-type="string" calcext:value-type="string">
            <text:p>Le système affiche uniquement les statistiques pour le médicament sélectionné.</text:p>
          </table:table-cell>
          <table:table-cell table:style-name="ce30" office:value-type="string" calcext:value-type="string">
            <text:p>Même résultat : aucune donnée pour ce secteur. Le filtre médicament fonctionne correctement.</text:p>
          </table:table-cell>
          <table:table-cell table:style-name="ce34" office:value-type="string" calcext:value-type="string">
            <text:p>ok</text:p>
          </table:table-cell>
          <table:table-cell table:style-name="ce7"/>
          <table:table-cell table:style-name="ce6" table:number-columns-repeated="16378"/>
        </table:table-row>
        <table:table-row table:style-name="ro7">
          <table:table-cell table:style-name="ce9" office:value-type="string" calcext:value-type="string">
            <text:p>3-c</text:p>
          </table:table-cell>
          <table:table-cell table:style-name="ce26" office:value-type="string" calcext:value-type="string">
            <text:p><text:span text:style-name="T1">Le responsable valide sans remplir les dates.</text:span></text:p>
            <text:p><text:span text:style-name="T1">(Laisser les champs de date vides et soumettre)</text:span></text:p>
          </table:table-cell>
          <table:table-cell table:style-name="ce28" office:value-type="string" calcext:value-type="string">
            <text:p>Le système affiche un message d'erreur demandant de saisir les dates.</text:p>
          </table:table-cell>
          <table:table-cell table:style-name="ce30" office:value-type="string" calcext:value-type="string">
            <text:p>Le formulaire HTML5 empêche la soumission avec les champs requis vides (validation navigateur).</text:p>
          </table:table-cell>
          <table:table-cell table:style-name="ce34" office:value-type="string" calcext:value-type="string">
            <text:p>ok</text:p>
          </table:table-cell>
          <table:table-cell table:style-name="ce7"/>
          <table:table-cell table:style-name="ce6" table:number-columns-repeated="16378"/>
        </table:table-row>
        <table:table-row table:style-name="ro8">
          <table:table-cell table:style-name="ce9"/>
          <table:table-cell table:style-name="ce8" table:number-columns-repeated="2"/>
          <table:table-cell table:style-name="ce5"/>
          <table:table-cell table:style-name="ce34" table:formula="of:=IF(EXACT([.B10]; &quot;&quot;); &quot;&quot;; IF(EXACT([.F10]; &quot;&quot;); &quot;Non saisie&quot;; IF(EXACT([.F10]; &quot;ok&quot;); &quot;Conforme&quot;; &quot;Non conforme&quot;)))">
            <text:p/>
          </table:table-cell>
          <table:table-cell table:style-name="ce7"/>
          <table:table-cell table:style-name="ce6" table:number-columns-repeated="16378"/>
        </table:table-row>
        <table:table-row table:style-name="ro8">
          <table:table-cell table:style-name="ce9"/>
          <table:table-cell table:style-name="ce8"/>
          <table:table-cell table:style-name="ce9"/>
          <table:table-cell table:style-name="ce5"/>
          <table:table-cell table:style-name="ce34" table:formula="of:=IF(EXACT([.B11]; &quot;&quot;); &quot;&quot;; IF(EXACT([.F11]; &quot;&quot;); &quot;Non saisie&quot;; IF(EXACT([.F11]; &quot;ok&quot;); &quot;Conforme&quot;; &quot;Non conforme&quot;)))">
            <text:p/>
          </table:table-cell>
          <table:table-cell table:style-name="ce7"/>
          <table:table-cell table:style-name="ce6" table:number-columns-repeated="16378"/>
        </table:table-row>
        <table:table-row table:style-name="ro8">
          <table:table-cell table:style-name="ce9"/>
          <table:table-cell table:style-name="ce8"/>
          <table:table-cell table:style-name="ce9"/>
          <table:table-cell table:style-name="ce11"/>
          <table:table-cell table:style-name="ce34" table:formula="of:=IF(EXACT([.B12]; &quot;&quot;); &quot;&quot;; IF(EXACT([.F12]; &quot;&quot;); &quot;Non saisie&quot;; IF(EXACT([.F12]; &quot;ok&quot;); &quot;Conforme&quot;; &quot;Non conforme&quot;)))">
            <text:p/>
          </table:table-cell>
          <table:table-cell table:style-name="ce7"/>
          <table:table-cell table:style-name="ce6" table:number-columns-repeated="16378"/>
        </table:table-row>
        <table:table-row table:style-name="ro8">
          <table:table-cell/>
          <table:table-cell table:style-name="ce8"/>
          <table:table-cell table:style-name="ce9"/>
          <table:table-cell table:style-name="ce11"/>
          <table:table-cell table:style-name="ce34"/>
          <table:table-cell table:style-name="ce7"/>
          <table:table-cell table:style-name="ce6" table:number-columns-repeated="16378"/>
        </table:table-row>
        <table:table-row table:style-name="ro8">
          <table:table-cell table:number-columns-repeated="4"/>
          <table:table-cell table:style-name="ce35" table:formula="of:=IF(EXACT([.$B17]; &quot;&quot;); &quot;&quot;; IF(EXACT([.$F14]; &quot;&quot;); &quot;Non saisie&quot;; IF(EXACT([.$F14];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18]; &quot;&quot;); &quot;&quot;; IF(EXACT([.$F15]; &quot;&quot;); &quot;Non saisie&quot;; IF(EXACT([.$F15];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19]; &quot;&quot;); &quot;&quot;; IF(EXACT([.$F16]; &quot;&quot;); &quot;Non saisie&quot;; IF(EXACT([.$F16];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20]; &quot;&quot;); &quot;&quot;; IF(EXACT([.$F17]; &quot;&quot;); &quot;Non saisie&quot;; IF(EXACT([.$F17];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21]; &quot;&quot;); &quot;&quot;; IF(EXACT([.$F18]; &quot;&quot;); &quot;Non saisie&quot;; IF(EXACT([.$F18];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22]; &quot;&quot;); &quot;&quot;; IF(EXACT([.$F19]; &quot;&quot;); &quot;Non saisie&quot;; IF(EXACT([.$F19];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23]; &quot;&quot;); &quot;&quot;; IF(EXACT([.$F20]; &quot;&quot;); &quot;Non saisie&quot;; IF(EXACT([.$F20];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24]; &quot;&quot;); &quot;&quot;; IF(EXACT([.$F21]; &quot;&quot;); &quot;Non saisie&quot;; IF(EXACT([.$F21];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25]; &quot;&quot;); &quot;&quot;; IF(EXACT([.$F22]; &quot;&quot;); &quot;Non saisie&quot;; IF(EXACT([.$F22];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26]; &quot;&quot;); &quot;&quot;; IF(EXACT([.$F23]; &quot;&quot;); &quot;Non saisie&quot;; IF(EXACT([.$F23];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27]; &quot;&quot;); &quot;&quot;; IF(EXACT([.$F24]; &quot;&quot;); &quot;Non saisie&quot;; IF(EXACT([.$F24];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28]; &quot;&quot;); &quot;&quot;; IF(EXACT([.$F25]; &quot;&quot;); &quot;Non saisie&quot;; IF(EXACT([.$F25];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29]; &quot;&quot;); &quot;&quot;; IF(EXACT([.$F26]; &quot;&quot;); &quot;Non saisie&quot;; IF(EXACT([.$F26];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30]; &quot;&quot;); &quot;&quot;; IF(EXACT([.$F27]; &quot;&quot;); &quot;Non saisie&quot;; IF(EXACT([.$F27];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31]; &quot;&quot;); &quot;&quot;; IF(EXACT([.$F28]; &quot;&quot;); &quot;Non saisie&quot;; IF(EXACT([.$F28];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32]; &quot;&quot;); &quot;&quot;; IF(EXACT([.$F29]; &quot;&quot;); &quot;Non saisie&quot;; IF(EXACT([.$F29];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33]; &quot;&quot;); &quot;&quot;; IF(EXACT([.$F30]; &quot;&quot;); &quot;Non saisie&quot;; IF(EXACT([.$F30];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34]; &quot;&quot;); &quot;&quot;; IF(EXACT([.$F31]; &quot;&quot;); &quot;Non saisie&quot;; IF(EXACT([.$F31];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35]; &quot;&quot;); &quot;&quot;; IF(EXACT([.$F32]; &quot;&quot;); &quot;Non saisie&quot;; IF(EXACT([.$F32];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36]; &quot;&quot;); &quot;&quot;; IF(EXACT([.$F33]; &quot;&quot;); &quot;Non saisie&quot;; IF(EXACT([.$F33];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37]; &quot;&quot;); &quot;&quot;; IF(EXACT([.$F34]; &quot;&quot;); &quot;Non saisie&quot;; IF(EXACT([.$F34];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38]; &quot;&quot;); &quot;&quot;; IF(EXACT([.$F35]; &quot;&quot;); &quot;Non saisie&quot;; IF(EXACT([.$F35];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39]; &quot;&quot;); &quot;&quot;; IF(EXACT([.$F36]; &quot;&quot;); &quot;Non saisie&quot;; IF(EXACT([.$F36];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40]; &quot;&quot;); &quot;&quot;; IF(EXACT([.$F37]; &quot;&quot;); &quot;Non saisie&quot;; IF(EXACT([.$F37];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41]; &quot;&quot;); &quot;&quot;; IF(EXACT([.$F38]; &quot;&quot;); &quot;Non saisie&quot;; IF(EXACT([.$F38];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42]; &quot;&quot;); &quot;&quot;; IF(EXACT([.$F39]; &quot;&quot;); &quot;Non saisie&quot;; IF(EXACT([.$F39];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43]; &quot;&quot;); &quot;&quot;; IF(EXACT([.$F40]; &quot;&quot;); &quot;Non saisie&quot;; IF(EXACT([.$F40];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44]; &quot;&quot;); &quot;&quot;; IF(EXACT([.$F41]; &quot;&quot;); &quot;Non saisie&quot;; IF(EXACT([.$F41];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45]; &quot;&quot;); &quot;&quot;; IF(EXACT([.$F42]; &quot;&quot;); &quot;Non saisie&quot;; IF(EXACT([.$F42];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46]; &quot;&quot;); &quot;&quot;; IF(EXACT([.$F43]; &quot;&quot;); &quot;Non saisie&quot;; IF(EXACT([.$F43];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47]; &quot;&quot;); &quot;&quot;; IF(EXACT([.$F44]; &quot;&quot;); &quot;Non saisie&quot;; IF(EXACT([.$F44];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48]; &quot;&quot;); &quot;&quot;; IF(EXACT([.$F45]; &quot;&quot;); &quot;Non saisie&quot;; IF(EXACT([.$F45];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49]; &quot;&quot;); &quot;&quot;; IF(EXACT([.$F46]; &quot;&quot;); &quot;Non saisie&quot;; IF(EXACT([.$F46];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50]; &quot;&quot;); &quot;&quot;; IF(EXACT([.$F47]; &quot;&quot;); &quot;Non saisie&quot;; IF(EXACT([.$F47];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51]; &quot;&quot;); &quot;&quot;; IF(EXACT([.$F48]; &quot;&quot;); &quot;Non saisie&quot;; IF(EXACT([.$F48];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52]; &quot;&quot;); &quot;&quot;; IF(EXACT([.$F49]; &quot;&quot;); &quot;Non saisie&quot;; IF(EXACT([.$F49];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53]; &quot;&quot;); &quot;&quot;; IF(EXACT([.$F50]; &quot;&quot;); &quot;Non saisie&quot;; IF(EXACT([.$F50];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54]; &quot;&quot;); &quot;&quot;; IF(EXACT([.$F51]; &quot;&quot;); &quot;Non saisie&quot;; IF(EXACT([.$F51];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55]; &quot;&quot;); &quot;&quot;; IF(EXACT([.$F52]; &quot;&quot;); &quot;Non saisie&quot;; IF(EXACT([.$F52];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56]; &quot;&quot;); &quot;&quot;; IF(EXACT([.$F53]; &quot;&quot;); &quot;Non saisie&quot;; IF(EXACT([.$F53];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57]; &quot;&quot;); &quot;&quot;; IF(EXACT([.$F54]; &quot;&quot;); &quot;Non saisie&quot;; IF(EXACT([.$F54];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58]; &quot;&quot;); &quot;&quot;; IF(EXACT([.$F55]; &quot;&quot;); &quot;Non saisie&quot;; IF(EXACT([.$F55];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59]; &quot;&quot;); &quot;&quot;; IF(EXACT([.$F56]; &quot;&quot;); &quot;Non saisie&quot;; IF(EXACT([.$F56];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60]; &quot;&quot;); &quot;&quot;; IF(EXACT([.$F57]; &quot;&quot;); &quot;Non saisie&quot;; IF(EXACT([.$F57];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61]; &quot;&quot;); &quot;&quot;; IF(EXACT([.$F58]; &quot;&quot;); &quot;Non saisie&quot;; IF(EXACT([.$F58];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62]; &quot;&quot;); &quot;&quot;; IF(EXACT([.$F59]; &quot;&quot;); &quot;Non saisie&quot;; IF(EXACT([.$F59];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63]; &quot;&quot;); &quot;&quot;; IF(EXACT([.$F60]; &quot;&quot;); &quot;Non saisie&quot;; IF(EXACT([.$F60];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64]; &quot;&quot;); &quot;&quot;; IF(EXACT([.$F61]; &quot;&quot;); &quot;Non saisie&quot;; IF(EXACT([.$F61];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65]; &quot;&quot;); &quot;&quot;; IF(EXACT([.$F62]; &quot;&quot;); &quot;Non saisie&quot;; IF(EXACT([.$F62];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66]; &quot;&quot;); &quot;&quot;; IF(EXACT([.$F63]; &quot;&quot;); &quot;Non saisie&quot;; IF(EXACT([.$F63];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67]; &quot;&quot;); &quot;&quot;; IF(EXACT([.$F64]; &quot;&quot;); &quot;Non saisie&quot;; IF(EXACT([.$F64];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68]; &quot;&quot;); &quot;&quot;; IF(EXACT([.$F65]; &quot;&quot;); &quot;Non saisie&quot;; IF(EXACT([.$F65];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69]; &quot;&quot;); &quot;&quot;; IF(EXACT([.$F66]; &quot;&quot;); &quot;Non saisie&quot;; IF(EXACT([.$F66];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70]; &quot;&quot;); &quot;&quot;; IF(EXACT([.$F67]; &quot;&quot;); &quot;Non saisie&quot;; IF(EXACT([.$F67];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71]; &quot;&quot;); &quot;&quot;; IF(EXACT([.$F68]; &quot;&quot;); &quot;Non saisie&quot;; IF(EXACT([.$F68];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72]; &quot;&quot;); &quot;&quot;; IF(EXACT([.$F69]; &quot;&quot;); &quot;Non saisie&quot;; IF(EXACT([.$F69];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73]; &quot;&quot;); &quot;&quot;; IF(EXACT([.$F70]; &quot;&quot;); &quot;Non saisie&quot;; IF(EXACT([.$F70];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74]; &quot;&quot;); &quot;&quot;; IF(EXACT([.$F71]; &quot;&quot;); &quot;Non saisie&quot;; IF(EXACT([.$F71];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75]; &quot;&quot;); &quot;&quot;; IF(EXACT([.$F72]; &quot;&quot;); &quot;Non saisie&quot;; IF(EXACT([.$F72];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76]; &quot;&quot;); &quot;&quot;; IF(EXACT([.$F73]; &quot;&quot;); &quot;Non saisie&quot;; IF(EXACT([.$F73];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77]; &quot;&quot;); &quot;&quot;; IF(EXACT([.$F74]; &quot;&quot;); &quot;Non saisie&quot;; IF(EXACT([.$F74];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78]; &quot;&quot;); &quot;&quot;; IF(EXACT([.$F75]; &quot;&quot;); &quot;Non saisie&quot;; IF(EXACT([.$F75];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79]; &quot;&quot;); &quot;&quot;; IF(EXACT([.$F76]; &quot;&quot;); &quot;Non saisie&quot;; IF(EXACT([.$F76];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80]; &quot;&quot;); &quot;&quot;; IF(EXACT([.$F77]; &quot;&quot;); &quot;Non saisie&quot;; IF(EXACT([.$F77];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81]; &quot;&quot;); &quot;&quot;; IF(EXACT([.$F78]; &quot;&quot;); &quot;Non saisie&quot;; IF(EXACT([.$F78];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82]; &quot;&quot;); &quot;&quot;; IF(EXACT([.$F79]; &quot;&quot;); &quot;Non saisie&quot;; IF(EXACT([.$F79];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83]; &quot;&quot;); &quot;&quot;; IF(EXACT([.$F80]; &quot;&quot;); &quot;Non saisie&quot;; IF(EXACT([.$F80];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84]; &quot;&quot;); &quot;&quot;; IF(EXACT([.$F81]; &quot;&quot;); &quot;Non saisie&quot;; IF(EXACT([.$F81];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85]; &quot;&quot;); &quot;&quot;; IF(EXACT([.$F82]; &quot;&quot;); &quot;Non saisie&quot;; IF(EXACT([.$F82];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86]; &quot;&quot;); &quot;&quot;; IF(EXACT([.$F83]; &quot;&quot;); &quot;Non saisie&quot;; IF(EXACT([.$F83];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87]; &quot;&quot;); &quot;&quot;; IF(EXACT([.$F84]; &quot;&quot;); &quot;Non saisie&quot;; IF(EXACT([.$F84];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88]; &quot;&quot;); &quot;&quot;; IF(EXACT([.$F85]; &quot;&quot;); &quot;Non saisie&quot;; IF(EXACT([.$F85];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89]; &quot;&quot;); &quot;&quot;; IF(EXACT([.$F86]; &quot;&quot;); &quot;Non saisie&quot;; IF(EXACT([.$F86];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90]; &quot;&quot;); &quot;&quot;; IF(EXACT([.$F87]; &quot;&quot;); &quot;Non saisie&quot;; IF(EXACT([.$F87];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91]; &quot;&quot;); &quot;&quot;; IF(EXACT([.$F88]; &quot;&quot;); &quot;Non saisie&quot;; IF(EXACT([.$F88];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92]; &quot;&quot;); &quot;&quot;; IF(EXACT([.$F89]; &quot;&quot;); &quot;Non saisie&quot;; IF(EXACT([.$F89];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93]; &quot;&quot;); &quot;&quot;; IF(EXACT([.$F90]; &quot;&quot;); &quot;Non saisie&quot;; IF(EXACT([.$F90];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94]; &quot;&quot;); &quot;&quot;; IF(EXACT([.$F91]; &quot;&quot;); &quot;Non saisie&quot;; IF(EXACT([.$F91];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95]; &quot;&quot;); &quot;&quot;; IF(EXACT([.$F92]; &quot;&quot;); &quot;Non saisie&quot;; IF(EXACT([.$F92];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96]; &quot;&quot;); &quot;&quot;; IF(EXACT([.$F93]; &quot;&quot;); &quot;Non saisie&quot;; IF(EXACT([.$F93];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97]; &quot;&quot;); &quot;&quot;; IF(EXACT([.$F94]; &quot;&quot;); &quot;Non saisie&quot;; IF(EXACT([.$F94];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98]; &quot;&quot;); &quot;&quot;; IF(EXACT([.$F95]; &quot;&quot;); &quot;Non saisie&quot;; IF(EXACT([.$F95];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99]; &quot;&quot;); &quot;&quot;; IF(EXACT([.$F96]; &quot;&quot;); &quot;Non saisie&quot;; IF(EXACT([.$F96];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100]; &quot;&quot;); &quot;&quot;; IF(EXACT([.$F97]; &quot;&quot;); &quot;Non saisie&quot;; IF(EXACT([.$F97];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101]; &quot;&quot;); &quot;&quot;; IF(EXACT([.$F98]; &quot;&quot;); &quot;Non saisie&quot;; IF(EXACT([.$F98];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102]; &quot;&quot;); &quot;&quot;; IF(EXACT([.$F99]; &quot;&quot;); &quot;Non saisie&quot;; IF(EXACT([.$F99];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103]; &quot;&quot;); &quot;&quot;; IF(EXACT([.$F100]; &quot;&quot;); &quot;Non saisie&quot;; IF(EXACT([.$F100];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104]; &quot;&quot;); &quot;&quot;; IF(EXACT([.$F101]; &quot;&quot;); &quot;Non saisie&quot;; IF(EXACT([.$F101];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105]; &quot;&quot;); &quot;&quot;; IF(EXACT([.$F102]; &quot;&quot;); &quot;Non saisie&quot;; IF(EXACT([.$F102];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106]; &quot;&quot;); &quot;&quot;; IF(EXACT([.$F103]; &quot;&quot;); &quot;Non saisie&quot;; IF(EXACT([.$F103];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107]; &quot;&quot;); &quot;&quot;; IF(EXACT([.$F104]; &quot;&quot;); &quot;Non saisie&quot;; IF(EXACT([.$F104];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108]; &quot;&quot;); &quot;&quot;; IF(EXACT([.$F105]; &quot;&quot;); &quot;Non saisie&quot;; IF(EXACT([.$F105];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109]; &quot;&quot;); &quot;&quot;; IF(EXACT([.$F106]; &quot;&quot;); &quot;Non saisie&quot;; IF(EXACT([.$F106];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110]; &quot;&quot;); &quot;&quot;; IF(EXACT([.$F107]; &quot;&quot;); &quot;Non saisie&quot;; IF(EXACT([.$F107];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111]; &quot;&quot;); &quot;&quot;; IF(EXACT([.$F108]; &quot;&quot;); &quot;Non saisie&quot;; IF(EXACT([.$F108];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112]; &quot;&quot;); &quot;&quot;; IF(EXACT([.$F109]; &quot;&quot;); &quot;Non saisie&quot;; IF(EXACT([.$F109];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113]; &quot;&quot;); &quot;&quot;; IF(EXACT([.$F110]; &quot;&quot;); &quot;Non saisie&quot;; IF(EXACT([.$F110];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114]; &quot;&quot;); &quot;&quot;; IF(EXACT([.$F111]; &quot;&quot;); &quot;Non saisie&quot;; IF(EXACT([.$F111];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115]; &quot;&quot;); &quot;&quot;; IF(EXACT([.$F112]; &quot;&quot;); &quot;Non saisie&quot;; IF(EXACT([.$F112];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116]; &quot;&quot;); &quot;&quot;; IF(EXACT([.$F113]; &quot;&quot;); &quot;Non saisie&quot;; IF(EXACT([.$F113];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117]; &quot;&quot;); &quot;&quot;; IF(EXACT([.$F114]; &quot;&quot;); &quot;Non saisie&quot;; IF(EXACT([.$F114];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118]; &quot;&quot;); &quot;&quot;; IF(EXACT([.$F115]; &quot;&quot;); &quot;Non saisie&quot;; IF(EXACT([.$F115];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119]; &quot;&quot;); &quot;&quot;; IF(EXACT([.$F116]; &quot;&quot;); &quot;Non saisie&quot;; IF(EXACT([.$F116];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120]; &quot;&quot;); &quot;&quot;; IF(EXACT([.$F117]; &quot;&quot;); &quot;Non saisie&quot;; IF(EXACT([.$F117];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121]; &quot;&quot;); &quot;&quot;; IF(EXACT([.$F118]; &quot;&quot;); &quot;Non saisie&quot;; IF(EXACT([.$F118];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122]; &quot;&quot;); &quot;&quot;; IF(EXACT([.$F119]; &quot;&quot;); &quot;Non saisie&quot;; IF(EXACT([.$F119];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123]; &quot;&quot;); &quot;&quot;; IF(EXACT([.$F120]; &quot;&quot;); &quot;Non saisie&quot;; IF(EXACT([.$F120];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124]; &quot;&quot;); &quot;&quot;; IF(EXACT([.$F121]; &quot;&quot;); &quot;Non saisie&quot;; IF(EXACT([.$F121]; &quot;Conforme&quot;); &quot;green&quot;; &quot;Non conforme&quot;)))">
            <text:p/>
          </table:table-cell>
          <table:table-cell table:style-name="ce13"/>
          <table:table-cell table:style-name="ce6" table:number-columns-repeated="16378"/>
        </table:table-row>
        <table:table-row table:style-name="ro8">
          <table:table-cell table:number-columns-repeated="4"/>
          <table:table-cell table:style-name="ce35" table:formula="of:=IF(EXACT([.$B125]; &quot;&quot;); &quot;&quot;; IF(EXACT([.$F122]; &quot;&quot;); &quot;Non saisie&quot;; IF(EXACT([.$F122]; &quot;Conforme&quot;); &quot;green&quot;; &quot;Non conforme&quot;)))">
            <text:p/>
          </table:table-cell>
          <table:table-cell table:style-name="ce13"/>
          <table:table-cell table:style-name="ce6" table:number-columns-repeated="16378"/>
        </table:table-row>
        <table:table-row table:style-name="ro8" table:number-rows-repeated="6">
          <table:table-cell table:number-columns-repeated="4"/>
          <table:table-cell table:style-name="ce36"/>
          <table:table-cell/>
          <table:table-cell table:style-name="ce6" table:number-columns-repeated="16378"/>
        </table:table-row>
        <table:table-row table:style-name="ro9" table:number-rows-repeated="9757">
          <table:table-cell table:number-columns-repeated="4"/>
          <table:table-cell table:style-name="ce36"/>
          <table:table-cell/>
          <table:table-cell table:style-name="ce6" table:number-columns-repeated="16378"/>
        </table:table-row>
        <table:table-row table:style-name="ro9" table:number-rows-repeated="1038690">
          <table:table-cell table:number-columns-repeated="6"/>
          <table:table-cell table:style-name="ce6" table:number-columns-repeated="16378"/>
        </table:table-row>
        <table:table-row table:style-name="ro9">
          <table:table-cell table:number-columns-repeated="6"/>
          <table:table-cell table:style-name="ce6" table:number-columns-repeated="16378"/>
        </table:table-row>
        <calcext:conditional-formats>
          <calcext:conditional-format calcext:target-range-address="Test_fonctionnel.E4:Test_fonctionnel.E9885">
            <calcext:condition calcext:apply-style-name="cf7" calcext:value="=&quot;Non saisie&quot;" calcext:base-cell-address="Test_fonctionnel.A1"/>
            <calcext:condition calcext:apply-style-name="cf6" calcext:value="=&quot;Non conforme&quot;" calcext:base-cell-address="Test_fonctionnel.A1"/>
            <calcext:condition calcext:apply-style-name="cf5" calcext:value="=&quot;Conforme&quot;" calcext:base-cell-address="Test_fonctionnel.A1"/>
            <calcext:condition calcext:apply-style-name="cf11" calcext:value="=0" calcext:base-cell-address="Test_fonctionnel.A1"/>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Calibri" svg:font-family="Calibri" style:font-family-generic="swiss"/>
    <style:font-face style:name="Calibri1" svg:font-family="Calibri"/>
    <style:font-face style:name="Liberation Sans" svg:font-family="'Liberation Sans'" style:font-family-generic="swiss" style:font-pitch="variable"/>
    <style:font-face style:name="Liberation Sans1" svg:font-family="'Liberation Sans1'"/>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35cm" svg:stroke-color="#172c51" svg:stroke-opacity="100%" draw:stroke-linejoin="miter" svg:stroke-linecap="butt" draw:fill-color="#4472c4" fo:wrap-option="wrap" draw:shadow-offset-x="0.3cm" draw:shadow-offset-y="0.3cm" style:writing-mode="page"/>
      <style:paragraph-properties style:text-autospace="ideograph-alpha" style:punctuation-wrap="simple" style:line-break="strict"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text-properties style:font-name="Calibri" fo:font-family="Calibri" style:font-family-generic="swiss" style:font-name-asian="Calibri1" style:font-family-asian="Calibri" style:font-name-complex="Calibri1" style:font-family-complex="Calibri"/>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text-properties style:font-name="Calibri" fo:font-family="Calibri" style:font-family-generic="swiss" style:font-name-asian="Calibri1" style:font-family-asian="Calibri" style:font-name-complex="Calibri1" style:font-family-complex="Calibri"/>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f1" style:family="table-cell" style:parent-style-name="Default" style:data-style-name="N0">
      <style:table-cell-properties fo:background-color="#ccffcc" style:vertical-align="automatic"/>
      <style:text-properties fo:color="#006600"/>
    </style:style>
    <style:style style:name="cf10" style:family="table-cell" style:parent-style-name="Default" style:data-style-name="N0">
      <style:table-cell-properties fo:background-color="transparent"/>
      <style:text-properties fo:font-weight="bold" style:font-weight-asian="bold" style:font-weight-complex="bold"/>
    </style:style>
    <style:style style:name="cf2" style:family="table-cell" style:parent-style-name="Default" style:data-style-name="N0">
      <style:table-cell-properties fo:background-color="#ffcccc" style:vertical-align="automatic"/>
      <style:text-properties fo:color="#cc0000"/>
    </style:style>
    <style:style style:name="cf3" style:family="table-cell" style:parent-style-name="Default" style:data-style-name="N0">
      <style:table-cell-properties fo:background-color="#808080" style:vertical-align="automatic"/>
      <style:text-properties fo:color="#ffffff"/>
    </style:style>
    <style:style style:name="cf4" style:family="table-cell" style:parent-style-name="Default" style:data-style-name="N0">
      <style:table-cell-properties fo:background-color="transparent" style:vertical-align="automatic"/>
      <style:text-properties fo:font-weight="bold" style:font-weight-asian="bold" style:font-weight-complex="bold"/>
    </style:style>
    <style:style style:name="cf5" style:family="table-cell" style:parent-style-name="Default" style:data-style-name="N0">
      <style:table-cell-properties fo:background-color="#ccffcc"/>
      <style:text-properties fo:color="#006600"/>
    </style:style>
    <style:style style:name="cf6" style:family="table-cell" style:parent-style-name="Default" style:data-style-name="N0">
      <style:table-cell-properties fo:background-color="#ffcccc"/>
      <style:text-properties fo:color="#cc0000"/>
    </style:style>
    <style:style style:name="cf7" style:family="table-cell" style:parent-style-name="Default" style:data-style-name="N0">
      <style:table-cell-properties fo:background-color="#808080"/>
      <style:text-properties fo:color="#ffffff"/>
    </style:style>
    <style:style style:name="cf8" style:family="table-cell" style:parent-style-name="Default" style:data-style-name="N0">
      <style:table-cell-properties fo:background-color="transparent"/>
      <style:text-properties fo:font-weight="bold" style:font-weight-asian="bold" style:font-weight-complex="bold"/>
    </style:style>
    <style:style style:name="cf9" style:family="table-cell" style:parent-style-name="Default" style:data-style-name="N0">
      <style:table-cell-properties fo:background-color="transparent"/>
      <style:text-properties fo:font-weight="bold" style:font-weight-asian="bold" style:font-weight-complex="bold"/>
    </style:style>
    <style:style style:name="cf11" style:family="table-cell" style:parent-style-name="Default">
      <style:table-cell-properties fo:background-color="transparent"/>
      <style:text-properties fo:color="#000000" fo:font-weight="bold" style:font-weight-asian="bold"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28">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5.2$Windows_X86_64 LibreOffice_project/9c8b85f387cc00a89945a79c9e6239f32e450ac2</meta:generator>
    <dc:title/>
    <dc:description/>
    <dc:subject/>
    <meta:initial-creator>Estelle Meret</meta:initial-creator>
    <meta:creation-date>2017-10-20T23:41:04Z</meta:creation-date>
    <dc:date>2026-04-28T08:37:12.883952900</dc:date>
    <meta:editing-cycles>37</meta:editing-cycles>
    <meta:editing-duration>PT10M37S</meta:editing-duration>
    <meta:document-statistic meta:table-count="1" meta:cell-count="144" meta:object-count="0"/>
  </office:meta>
</office:document-meta>
</file>